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880000028D2C56157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26pt" fo:font-weight="bold" style:font-name-asian="Segoe UI1" style:font-size-asian="10pt" style:font-weight-asian="bold" style:font-name-complex="Segoe UI1" style:font-size-complex="10pt" style:font-weight-complex="bold"/>
    </style:style>
    <style:style style:name="P2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26pt" fo:text-shadow="1pt 1pt" fo:font-weight="bold" style:font-name-asian="Segoe UI1" style:font-size-asian="10pt" style:font-weight-asian="bold" style:font-name-complex="Segoe UI1" style:font-size-complex="10pt" style:font-weight-complex="bold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5" style:family="paragraph">
      <style:paragraph-properties fo:margin-left="0.318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6" style:family="paragraph">
      <style:text-properties fo:color="#ffffff" style:font-name="Segoe UI" fo:font-size="26pt" fo:text-shadow="1pt 1pt" style:font-size-asian="26pt" style:font-size-complex="26pt"/>
    </style:style>
    <style:style style:name="P7" style:family="paragraph">
      <style:paragraph-properties fo:margin-left="0.318cm" fo:margin-right="0cm" fo:margin-top="0cm" fo:margin-bottom="0cm" fo:text-indent="-0.318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8" style:family="paragraph">
      <style:paragraph-properties fo:margin-left="0.318cm" fo:margin-right="0cm" fo:margin-top="0cm" fo:margin-bottom="0cm" fo:text-indent="-0.318cm" style:text-autospace="none"/>
      <style:text-properties fo:color="#000000" style:font-name="Segoe UI1" fo:font-size="26pt" style:font-name-asian="Segoe UI1" style:font-size-asian="8.5pt" style:font-name-complex="Segoe UI1" style:font-size-complex="8.5pt"/>
    </style:style>
    <style:style style:name="P9" style:family="paragraph">
      <style:paragraph-properties fo:margin-left="0.318cm" fo:margin-right="0cm" fo:margin-top="0cm" fo:margin-bottom="0cm" fo:text-indent="0cm" style:text-autospace="none"/>
      <style:text-properties fo:color="#000000" style:font-name="Segoe UI1" fo:font-size="26pt" style:font-name-asian="Segoe UI1" style:font-size-asian="8.5pt" style:font-name-complex="Segoe UI1" style:font-size-complex="8.5pt"/>
    </style:style>
    <style:style style:name="P10" style:family="paragraph">
      <style:paragraph-properties fo:margin-left="0.318cm" fo:margin-right="0cm" fo:margin-top="0cm" fo:margin-bottom="0cm" fo:text-indent="-0.318cm" style:text-autospace="none"/>
      <style:text-properties fo:color="#000000" style:font-name="Segoe UI1" fo:font-size="26pt" fo:text-shadow="1pt 1pt" style:font-name-asian="Segoe UI1" style:font-size-asian="8.5pt" style:font-name-complex="Segoe UI1" style:font-size-complex="8.5pt"/>
    </style:style>
    <style:style style:name="P11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ffffff" style:font-name="Segoe UI" fo:font-size="28pt" fo:text-shadow="1pt 1pt" fo:font-weight="normal" style:font-size-asian="28pt" style:font-weight-asian="normal" style:font-size-complex="28pt" style:font-weight-complex="normal"/>
    </style:style>
    <style:style style:name="T3" style:family="text">
      <style:text-properties fo:color="#ffffff" style:font-name="Segoe UI" fo:font-size="26pt" fo:text-shadow="1pt 1pt" fo:font-weight="normal" style:font-size-asian="26pt" style:font-weight-asian="normal" style:font-size-complex="26pt" style:font-weight-complex="normal"/>
    </style:style>
    <style:style style:name="T4" style:family="text">
      <style:text-properties fo:color="#ffffff" style:text-position="33% 58%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5" style:family="text">
      <style:text-properties fo:color="#ffffff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6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7" style:family="text">
      <style:text-properties fo:color="#ffffff" style:font-name="Segoe UI" fo:font-size="32pt" fo:text-shadow="1pt 1pt" style:font-size-asian="32pt" style:font-size-complex="32pt"/>
    </style:style>
    <style:style style:name="T8" style:family="text">
      <style:text-properties fo:color="#ffffff" style:font-name="Segoe UI1" fo:font-size="32pt" fo:text-shadow="1pt 1pt" style:font-name-asian="Segoe UI1" style:font-size-asian="32pt" style:font-name-complex="Segoe UI1" style:font-size-complex="32pt"/>
    </style:style>
    <style:style style:name="T9" style:family="text">
      <style:text-properties fo:color="#ffffff" style:font-name="Segoe UI" fo:font-size="26pt" fo:text-shadow="1pt 1pt" style:font-size-asian="26pt" style:font-size-complex="26pt"/>
    </style:style>
    <style:style style:name="T10" style:family="text">
      <style:text-properties fo:color="#ffffff" style:text-position="33% 58%" style:font-name="Segoe UI1" fo:font-size="32pt" fo:text-shadow="1pt 1pt" style:font-name-asian="Segoe UI1" style:font-size-asian="32pt" style:font-name-complex="Segoe UI1" style:font-size-complex="32pt"/>
    </style:style>
    <style:style style:name="T11" style:family="text">
      <style:text-properties fo:color="#ffffff" style:text-position="0% 100%" style:font-name="Segoe UI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12" style:family="text">
      <style:text-properties fo:color="#ffffff" style:text-position="33% 58%" style:font-name="Segoe UI" fo:font-size="32pt" fo:text-shadow="1pt 1pt" style:font-name-asian="Segoe UI1" style:font-size-asian="32pt" style:font-name-complex="Segoe UI1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5.654cm" svg:height="2.774cm" svg:x="1.27cm" svg:y="1.016cm">
          <draw:text-box>
            <text:p text:style-name="P1"><text:span text:style-name="T1">Old Testament</text:span></text:p>
            <text:p text:style-name="P1"><text:span text:style-name="T2">Isaiah 40:1–11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6" draw:layer="layout" svg:width="25.654cm" svg:height="7.766cm" svg:x="1.27cm" svg:y="1.016cm">
          <draw:text-box>
            <text:p text:style-name="P4"><text:span text:style-name="T4">1</text:span><text:span text:style-name="T5"> </text:span><text:span text:style-name="T6">Comfort, comfort my people, says your God.</text:span></text:p>
            <text:p text:style-name="P5"><text:span text:style-name="T4">2</text:span><text:span text:style-name="T5"> </text:span><text:span text:style-name="T6">Speak tenderly to Jerusalem, </text:span><text:span text:style-name="T7">and cry to her</text:span></text:p>
            <text:p text:style-name="P5"><text:span text:style-name="T7">that her warfare is ended, that her iniquity is pardoned, that she has received from the L</text:span><text:span text:style-name="T8">ORD</text:span><text:span text:style-name="T7">’s hand double for all her sins.</text:span><text:span text:style-name="T9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6" draw:layer="layout" svg:width="25.654cm" svg:height="7.766cm" svg:x="1.27cm" svg:y="0.762cm">
          <draw:text-box>
            <text:p text:style-name="P5"><text:span text:style-name="T4">3</text:span><text:span text:style-name="T5"> </text:span><text:span text:style-name="T6">A voice cries: </text:span><text:span text:style-name="T7">“In the wilderness prepare the way of the L</text:span><text:span text:style-name="T8">ORD</text:span><text:span text:style-name="T7">; make straight in the desert a highway for our God. </text:span><text:span text:style-name="T10">4</text:span><text:span text:style-name="T8"> </text:span><text:span text:style-name="T7">Every valley shall be lifted up, and every mountain and hill be made low; the uneven ground shall become level,</text:span><text:span text:style-name="T9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6" draw:layer="layout" svg:width="25.654cm" svg:height="6.263cm" svg:x="1.27cm" svg:y="1.016cm">
          <draw:text-box>
            <text:p text:style-name="P5"><text:span text:style-name="T7">the uneven ground shall become level, and the rough places a plain. </text:span><text:span text:style-name="T10">5</text:span><text:span text:style-name="T8"> </text:span><text:span text:style-name="T7">And the glory of the L</text:span><text:span text:style-name="T8">ORD</text:span><text:span text:style-name="T7"> shall be revealed, and all flesh shall see it together, for the mouth of the L</text:span><text:span text:style-name="T8">ORD</text:span><text:span text:style-name="T7"> has spoken.”</text:span><text:span text:style-name="T9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6" draw:layer="layout" svg:width="25.654cm" svg:height="7.766cm" svg:x="1.27cm" svg:y="1.016cm">
          <draw:text-box>
            <text:p text:style-name="P7"><text:span text:style-name="T10">6</text:span><text:span text:style-name="T8"> </text:span><text:span text:style-name="T7">A voice says, “Cry!” And I said, “What shall I cry?” All flesh is grass, and all its beauty is like the flower of the field. </text:span><text:span text:style-name="T10">7</text:span><text:span text:style-name="T8"> </text:span><text:span text:style-name="T7">The grass withers, the flower fades when the breath of the L</text:span><text:span text:style-name="T8">ORD</text:span><text:span text:style-name="T7"> blows on it;</text:span></text:p>
            <text:p text:style-name="P5"><text:span text:style-name="T7">surely the people are grass.</text:span><text:span text:style-name="T9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0" draw:layer="layout" svg:width="25.654cm" svg:height="7.766cm" svg:x="1.139cm" svg:y="0.669cm">
          <draw:text-box>
            <text:p text:style-name="P8"><text:span text:style-name="T10">8</text:span><text:span text:style-name="T8"> </text:span><text:span text:style-name="T7">The grass withers, the flower fades, but the word of our God will stand forever. </text:span><text:span text:style-name="T10">9</text:span><text:span text:style-name="T8"> </text:span><text:span text:style-name="T7">Get you up to a high mountain, O Zion, herald of good news;</text:span></text:p>
            <text:p text:style-name="P9"><text:span text:style-name="T7">lift up your voice with strength, O Jerusalem, herald of good news; lift it up, fear not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6" draw:layer="layout" svg:width="25.654cm" svg:height="6.263cm" svg:x="1.27cm" svg:y="0.762cm">
          <draw:text-box>
            <text:p text:style-name="P11"><text:span text:style-name="T11">say to the cities of Judah, “Behold your God!”</text:span><text:span text:style-name="T12"> </text:span></text:p>
            <text:p text:style-name="P11"><text:span text:style-name="T10">10</text:span><text:span text:style-name="T8"> </text:span><text:span text:style-name="T7">Behold, the Lord G</text:span><text:span text:style-name="T8">OD</text:span><text:span text:style-name="T7"> comes with might, and his arm rules for him; behold, his reward is with him, and his recompense before hi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6" draw:layer="layout" svg:width="25.654cm" svg:height="7.766cm" svg:x="1.27cm" svg:y="0.762cm">
          <draw:text-box>
            <text:p text:style-name="P5"><text:span text:style-name="T10">11</text:span><text:span text:style-name="T8"> </text:span><text:span text:style-name="T7">He will tend his flock like a shepherd; he will gather the lambs in his arms; he will carry them in his bosom, and gently lead those that are with young.</text:span></text:p>
            <text:p text:style-name="P11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80000028D2C56157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12-04T11:23:14.386000000</meta:creation-date>
    <dc:date>2014-12-04T11:59:25.147000000</dc:date>
    <dc:creator>Arthur Hoch</dc:creator>
    <meta:editing-duration>PT4M49S</meta:editing-duration>
    <meta:editing-cycles>1</meta:editing-cycles>
    <meta:document-statistic meta:object-count="45"/>
    <meta:generator>LibreOffice/4.3.4.1$Windows_x86 LibreOffice_project/bc356b2f991740509f321d70e4512a6a54c5f243</meta:generator>
  </office:meta>
</office:document-meta>
</file>